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3279"/>
    </style:style>
    <style:style style:name="P2" style:family="paragraph" style:parent-style-name="Standard">
      <style:text-properties style:font-name="Abyssinica SIL" fo:font-size="12pt" officeooo:rsid="001eb940" officeooo:paragraph-rsid="00264e7d" style:font-size-asian="12pt" style:font-size-complex="12pt"/>
    </style:style>
    <style:style style:name="P3" style:family="paragraph" style:parent-style-name="Standard">
      <style:text-properties style:font-name="Abyssinica SIL" fo:font-size="12pt" officeooo:rsid="003fcfec" officeooo:paragraph-rsid="004350c3" style:font-size-asian="12pt" style:font-size-complex="12pt"/>
    </style:style>
    <style:style style:name="P4" style:family="paragraph" style:parent-style-name="Standard">
      <style:text-properties style:font-name="Abyssinica SIL" fo:font-size="12pt" officeooo:rsid="004231d7" officeooo:paragraph-rsid="0044d259" style:font-size-asian="12pt" style:font-size-complex="12pt"/>
    </style:style>
    <style:style style:name="P5" style:family="paragraph" style:parent-style-name="Standard">
      <style:text-properties style:font-name="Abyssinica SIL" fo:font-size="12pt" officeooo:rsid="004231d7" officeooo:paragraph-rsid="004231d7" style:font-size-asian="12pt" style:font-size-complex="12pt"/>
    </style:style>
    <style:style style:name="P6" style:family="paragraph" style:parent-style-name="Standard">
      <style:text-properties style:font-name="Abyssinica SIL" fo:font-size="12pt" officeooo:rsid="0044d259" officeooo:paragraph-rsid="0044d259" style:font-size-asian="12pt" style:font-size-complex="12pt"/>
    </style:style>
    <style:style style:name="P7" style:family="paragraph" style:parent-style-name="Standard">
      <style:text-properties style:font-name="Abyssinica SIL" fo:font-size="12pt" officeooo:rsid="000ebfc9" officeooo:paragraph-rsid="000ebfc9" style:font-size-asian="12pt" style:font-size-complex="12pt"/>
    </style:style>
    <style:style style:name="P8" style:family="paragraph" style:parent-style-name="Standard">
      <style:text-properties style:font-name="Abyssinica SIL" fo:font-size="12pt" officeooo:rsid="0012732d" officeooo:paragraph-rsid="0012732d" style:font-size-asian="12pt" style:font-size-complex="12pt"/>
    </style:style>
    <style:style style:name="P9" style:family="paragraph" style:parent-style-name="Standard">
      <style:text-properties style:font-name="Abyssinica SIL" fo:font-size="12pt" officeooo:rsid="0018b27a" officeooo:paragraph-rsid="0018b27a" style:font-size-asian="12pt" style:font-size-complex="12pt"/>
    </style:style>
    <style:style style:name="P10" style:family="paragraph" style:parent-style-name="Standard">
      <style:text-properties style:font-name="Abyssinica SIL" fo:font-size="12pt" officeooo:rsid="001a8850" officeooo:paragraph-rsid="001fd813" style:font-size-asian="12pt" style:font-size-complex="12pt"/>
    </style:style>
    <style:style style:name="P11" style:family="paragraph" style:parent-style-name="Standard">
      <style:text-properties style:font-name="Abyssinica SIL" fo:font-size="12pt" officeooo:paragraph-rsid="001d2095" style:font-size-asian="12pt" style:font-size-complex="12pt"/>
    </style:style>
    <style:style style:name="P12" style:family="paragraph" style:parent-style-name="Standard">
      <style:text-properties style:font-name="Abyssinica SIL" fo:font-size="12pt" officeooo:rsid="00264e7d" officeooo:paragraph-rsid="00264e7d" style:font-size-asian="12pt" style:font-size-complex="12pt"/>
    </style:style>
    <style:style style:name="P13" style:family="paragraph" style:parent-style-name="Standard">
      <style:text-properties style:font-name="Abyssinica SIL" fo:font-size="12pt" officeooo:rsid="00202f2a" officeooo:paragraph-rsid="0027f83e" style:font-size-asian="12pt" style:font-size-complex="12pt"/>
    </style:style>
    <style:style style:name="P14" style:family="paragraph" style:parent-style-name="Standard">
      <style:text-properties style:font-name="Abyssinica SIL" fo:font-size="12pt" officeooo:rsid="0029a63b" officeooo:paragraph-rsid="0029a63b" style:font-size-asian="12pt" style:font-size-complex="12pt"/>
    </style:style>
    <style:style style:name="P15" style:family="paragraph" style:parent-style-name="Standard">
      <style:text-properties style:font-name="Abyssinica SIL" fo:font-size="12pt" officeooo:rsid="003264f4" officeooo:paragraph-rsid="003264f4" style:font-size-asian="12pt" style:font-size-complex="12pt"/>
    </style:style>
    <style:style style:name="P16" style:family="paragraph" style:parent-style-name="Standard">
      <style:text-properties style:font-name="Abyssinica SIL" fo:font-size="12pt" officeooo:rsid="002deef6" officeooo:paragraph-rsid="0034d418" style:font-size-asian="12pt" style:font-size-complex="12pt"/>
    </style:style>
    <style:style style:name="P17" style:family="paragraph" style:parent-style-name="Standard">
      <style:text-properties style:font-name="Abyssinica SIL" fo:font-size="12pt" officeooo:rsid="002deef6" officeooo:paragraph-rsid="002deef6" style:font-size-asian="12pt" style:font-size-complex="12pt"/>
    </style:style>
    <style:style style:name="P18" style:family="paragraph" style:parent-style-name="Standard">
      <style:text-properties style:font-name="Abyssinica SIL" fo:font-size="12pt" officeooo:rsid="0034d418" officeooo:paragraph-rsid="0034d418" style:font-size-asian="12pt" style:font-size-complex="12pt"/>
    </style:style>
    <style:style style:name="P19" style:family="paragraph" style:parent-style-name="Standard">
      <style:text-properties style:font-name="Abyssinica SIL" fo:font-size="12pt" officeooo:rsid="0038b3b1" officeooo:paragraph-rsid="0038b3b1" style:font-size-asian="12pt" style:font-size-complex="12pt"/>
    </style:style>
    <style:style style:name="P20" style:family="paragraph" style:parent-style-name="Standard">
      <style:text-properties style:font-name="Abyssinica SIL" fo:font-size="12pt" officeooo:rsid="0038b3b1" officeooo:paragraph-rsid="00bfb6fb" style:font-size-asian="12pt" style:font-size-complex="12pt"/>
    </style:style>
    <style:style style:name="P21" style:family="paragraph" style:parent-style-name="Standard">
      <style:text-properties style:font-name="Abyssinica SIL" fo:font-size="12pt" officeooo:rsid="002fdd3c" officeooo:paragraph-rsid="002fdd3c" style:font-size-asian="12pt" style:font-size-complex="12pt"/>
    </style:style>
    <style:style style:name="P22" style:family="paragraph" style:parent-style-name="Standard">
      <style:text-properties style:font-name="Abyssinica SIL" fo:font-size="12pt" officeooo:rsid="003cc960" officeooo:paragraph-rsid="003cc960" style:font-size-asian="12pt" style:font-size-complex="12pt"/>
    </style:style>
    <style:style style:name="P23" style:family="paragraph" style:parent-style-name="Standard">
      <style:text-properties style:font-name="Abyssinica SIL" fo:font-size="12pt" officeooo:rsid="003a2b0c" officeooo:paragraph-rsid="003a2b0c" style:font-size-asian="12pt" style:font-size-complex="12pt"/>
    </style:style>
    <style:style style:name="P24" style:family="paragraph" style:parent-style-name="Standard">
      <style:text-properties style:font-name="Abyssinica SIL" fo:font-size="12pt" officeooo:rsid="003a2b0c" officeooo:paragraph-rsid="003f7a2c" style:font-size-asian="12pt" style:font-size-complex="12pt"/>
    </style:style>
    <style:style style:name="P25" style:family="paragraph" style:parent-style-name="Standard">
      <style:text-properties style:font-name="Abyssinica SIL" fo:font-size="12pt" officeooo:rsid="00447a2f" officeooo:paragraph-rsid="00447a2f" style:font-size-asian="12pt" style:font-size-complex="12pt"/>
    </style:style>
    <style:style style:name="P26" style:family="paragraph" style:parent-style-name="Standard">
      <style:text-properties style:font-name="Abyssinica SIL" fo:font-size="12pt" officeooo:rsid="004793da" officeooo:paragraph-rsid="0048e0d3" style:font-size-asian="12pt" style:font-size-complex="12pt"/>
    </style:style>
    <style:style style:name="P27" style:family="paragraph" style:parent-style-name="Standard">
      <style:text-properties style:font-name="Abyssinica SIL" fo:font-size="12pt" officeooo:rsid="004793da" officeooo:paragraph-rsid="004793da" style:font-size-asian="12pt" style:font-size-complex="12pt"/>
    </style:style>
    <style:style style:name="P28" style:family="paragraph" style:parent-style-name="Standard">
      <style:text-properties style:font-name="Abyssinica SIL" fo:font-size="12pt" officeooo:rsid="004793da" officeooo:paragraph-rsid="005a8848" style:font-size-asian="12pt" style:font-size-complex="12pt"/>
    </style:style>
    <style:style style:name="P29" style:family="paragraph" style:parent-style-name="Standard">
      <style:text-properties style:font-name="Abyssinica SIL" fo:font-size="12pt" officeooo:rsid="004793da" officeooo:paragraph-rsid="005b27fe" style:font-size-asian="12pt" style:font-size-complex="12pt"/>
    </style:style>
    <style:style style:name="P30" style:family="paragraph" style:parent-style-name="Standard">
      <style:text-properties style:font-name="Abyssinica SIL" fo:font-size="12pt" officeooo:rsid="004793da" officeooo:paragraph-rsid="005bc126" style:font-size-asian="12pt" style:font-size-complex="12pt"/>
    </style:style>
    <style:style style:name="P31" style:family="paragraph" style:parent-style-name="Standard">
      <style:text-properties style:font-name="Abyssinica SIL" fo:font-size="12pt" officeooo:rsid="004793da" officeooo:paragraph-rsid="00631aea" style:font-size-asian="12pt" style:font-size-complex="12pt"/>
    </style:style>
    <style:style style:name="P32" style:family="paragraph" style:parent-style-name="Standard">
      <style:text-properties style:font-name="Abyssinica SIL" fo:font-size="12pt" officeooo:paragraph-rsid="004793da" style:font-size-asian="12pt" style:font-size-complex="12pt"/>
    </style:style>
    <style:style style:name="P33" style:family="paragraph" style:parent-style-name="Standard">
      <style:text-properties style:font-name="Abyssinica SIL" fo:font-size="12pt" officeooo:paragraph-rsid="0058b0d3" style:font-size-asian="12pt" style:font-size-complex="12pt"/>
    </style:style>
    <style:style style:name="P34" style:family="paragraph" style:parent-style-name="Standard">
      <style:text-properties style:font-name="Abyssinica SIL" fo:font-size="12pt" officeooo:rsid="0060151d" officeooo:paragraph-rsid="0060151d" style:font-size-asian="12pt" style:font-size-complex="12pt"/>
    </style:style>
    <style:style style:name="P35" style:family="paragraph" style:parent-style-name="Standard">
      <style:text-properties style:font-name="Abyssinica SIL" fo:font-size="12pt" officeooo:rsid="00611cd0" officeooo:paragraph-rsid="00611cd0" style:font-size-asian="12pt" style:font-size-complex="12pt"/>
    </style:style>
    <style:style style:name="P36" style:family="paragraph" style:parent-style-name="Standard">
      <style:text-properties style:font-name="Abyssinica SIL" fo:font-size="12pt" officeooo:rsid="00611cd0" officeooo:paragraph-rsid="006783d7" style:font-size-asian="12pt" style:font-size-complex="12pt"/>
    </style:style>
    <style:style style:name="P37" style:family="paragraph" style:parent-style-name="Standard">
      <style:text-properties style:font-name="Abyssinica SIL" fo:font-size="12pt" officeooo:rsid="00611cd0" officeooo:paragraph-rsid="0068e768" style:font-size-asian="12pt" style:font-size-complex="12pt"/>
    </style:style>
    <style:style style:name="P38" style:family="paragraph" style:parent-style-name="Standard">
      <style:text-properties style:font-name="Abyssinica SIL" fo:font-size="12pt" officeooo:rsid="00611cd0" officeooo:paragraph-rsid="00693530" style:font-size-asian="12pt" style:font-size-complex="12pt"/>
    </style:style>
    <style:style style:name="P39" style:family="paragraph" style:parent-style-name="Standard">
      <style:text-properties style:font-name="Abyssinica SIL" fo:font-size="12pt" officeooo:rsid="00611cd0" officeooo:paragraph-rsid="0069d9e6" style:font-size-asian="12pt" style:font-size-complex="12pt"/>
    </style:style>
    <style:style style:name="P40" style:family="paragraph" style:parent-style-name="Standard">
      <style:text-properties style:font-name="Abyssinica SIL" fo:font-size="12pt" officeooo:rsid="00611cd0" officeooo:paragraph-rsid="006bdce8" style:font-size-asian="12pt" style:font-size-complex="12pt"/>
    </style:style>
    <style:style style:name="P41" style:family="paragraph" style:parent-style-name="Standard">
      <style:text-properties style:font-name="Abyssinica SIL" fo:font-size="12pt" officeooo:rsid="00611cd0" officeooo:paragraph-rsid="006ead76" style:font-size-asian="12pt" style:font-size-complex="12pt"/>
    </style:style>
    <style:style style:name="P42" style:family="paragraph" style:parent-style-name="Standard">
      <style:text-properties style:font-name="Abyssinica SIL" fo:font-size="12pt" officeooo:rsid="00648aa0" officeooo:paragraph-rsid="00648aa0" style:font-size-asian="12pt" style:font-size-complex="12pt"/>
    </style:style>
    <style:style style:name="P43" style:family="paragraph" style:parent-style-name="Standard">
      <style:text-properties style:font-name="Abyssinica SIL" fo:font-size="12pt" officeooo:rsid="00663843" officeooo:paragraph-rsid="00663843" style:font-size-asian="12pt" style:font-size-complex="12pt"/>
    </style:style>
    <style:style style:name="P44" style:family="paragraph" style:parent-style-name="Standard">
      <style:text-properties style:font-name="Abyssinica SIL" fo:font-size="12pt" officeooo:rsid="0068e768" officeooo:paragraph-rsid="0068e768" style:font-size-asian="12pt" style:font-size-complex="12pt"/>
    </style:style>
    <style:style style:name="P45" style:family="paragraph" style:parent-style-name="Standard">
      <style:text-properties style:font-name="Abyssinica SIL" fo:font-size="12pt" officeooo:rsid="00693530" officeooo:paragraph-rsid="00693530" style:font-size-asian="12pt" style:font-size-complex="12pt"/>
    </style:style>
    <style:style style:name="P46" style:family="paragraph" style:parent-style-name="Standard">
      <style:text-properties style:font-name="Abyssinica SIL" fo:font-size="12pt" officeooo:rsid="006b7d27" officeooo:paragraph-rsid="006b7d27" style:font-size-asian="12pt" style:font-size-complex="12pt"/>
    </style:style>
    <style:style style:name="P47" style:family="paragraph" style:parent-style-name="Standard">
      <style:text-properties style:font-name="Abyssinica SIL" fo:font-size="12pt" officeooo:rsid="006b7d27" officeooo:paragraph-rsid="0072958d" style:font-size-asian="12pt" style:font-size-complex="12pt"/>
    </style:style>
    <style:style style:name="P48" style:family="paragraph" style:parent-style-name="Standard">
      <style:text-properties style:font-name="Abyssinica SIL" fo:font-size="12pt" officeooo:rsid="006d8b8f" officeooo:paragraph-rsid="006d8b8f" style:font-size-asian="12pt" style:font-size-complex="12pt"/>
    </style:style>
    <style:style style:name="P49" style:family="paragraph" style:parent-style-name="Standard">
      <style:text-properties style:font-name="Abyssinica SIL" fo:font-size="12pt" officeooo:rsid="0072958d" officeooo:paragraph-rsid="0072958d" style:font-size-asian="12pt" style:font-size-complex="12pt"/>
    </style:style>
    <style:style style:name="P50" style:family="paragraph" style:parent-style-name="Standard">
      <style:text-properties style:font-name="Abyssinica SIL" fo:font-size="12pt" officeooo:rsid="0077cbb3" officeooo:paragraph-rsid="0077cbb3" style:font-size-asian="12pt" style:font-size-complex="12pt"/>
    </style:style>
    <style:style style:name="P51" style:family="paragraph" style:parent-style-name="Standard">
      <style:text-properties style:font-name="Abyssinica SIL" fo:font-size="12pt" officeooo:rsid="0077cbb3" officeooo:paragraph-rsid="007ac7e2" style:font-size-asian="12pt" style:font-size-complex="12pt"/>
    </style:style>
    <style:style style:name="P52" style:family="paragraph" style:parent-style-name="Standard">
      <style:text-properties style:font-name="Abyssinica SIL" fo:font-size="12pt" officeooo:rsid="0077cbb3" officeooo:paragraph-rsid="007acf64" style:font-size-asian="12pt" style:font-size-complex="12pt"/>
    </style:style>
    <style:style style:name="P53" style:family="paragraph" style:parent-style-name="Standard">
      <style:text-properties style:font-name="Abyssinica SIL" fo:font-size="12pt" officeooo:rsid="007acf64" officeooo:paragraph-rsid="007acf64" style:font-size-asian="12pt" style:font-size-complex="12pt"/>
    </style:style>
    <style:style style:name="P54" style:family="paragraph" style:parent-style-name="Standard">
      <style:text-properties style:font-name="Abyssinica SIL" fo:font-size="12pt" officeooo:rsid="007bd806" officeooo:paragraph-rsid="007bd806" style:font-size-asian="12pt" style:font-size-complex="12pt"/>
    </style:style>
    <style:style style:name="P55" style:family="paragraph" style:parent-style-name="Standard">
      <style:text-properties style:font-name="Abyssinica SIL" fo:font-size="12pt" officeooo:rsid="007eed47" officeooo:paragraph-rsid="007eed47" style:font-size-asian="12pt" style:font-size-complex="12pt"/>
    </style:style>
    <style:style style:name="P56" style:family="paragraph" style:parent-style-name="Standard">
      <style:text-properties style:font-name="Abyssinica SIL" fo:font-size="12pt" officeooo:rsid="00801304" officeooo:paragraph-rsid="00801304" style:font-size-asian="12pt" style:font-size-complex="12pt"/>
    </style:style>
    <style:style style:name="P57" style:family="paragraph" style:parent-style-name="Standard">
      <style:text-properties style:font-name="Abyssinica SIL" fo:font-size="12pt" officeooo:rsid="0080f253" officeooo:paragraph-rsid="00842dc1" style:font-size-asian="12pt" style:font-size-complex="12pt"/>
    </style:style>
    <style:style style:name="P58" style:family="paragraph" style:parent-style-name="Standard">
      <style:text-properties style:font-name="Abyssinica SIL" fo:font-size="12pt" officeooo:rsid="008275b3" officeooo:paragraph-rsid="008275b3" style:font-size-asian="12pt" style:font-size-complex="12pt"/>
    </style:style>
    <style:style style:name="P59" style:family="paragraph" style:parent-style-name="Standard">
      <style:text-properties style:font-name="Abyssinica SIL" fo:font-size="12pt" officeooo:rsid="00842dc1" officeooo:paragraph-rsid="00842dc1" style:font-size-asian="12pt" style:font-size-complex="12pt"/>
    </style:style>
    <style:style style:name="P60" style:family="paragraph" style:parent-style-name="Standard">
      <style:text-properties style:font-name="Abyssinica SIL" fo:font-size="12pt" officeooo:rsid="0087e385" officeooo:paragraph-rsid="0087e385" style:font-size-asian="12pt" style:font-size-complex="12pt"/>
    </style:style>
    <style:style style:name="P61" style:family="paragraph" style:parent-style-name="Standard">
      <style:text-properties style:font-name="Abyssinica SIL" fo:font-size="12pt" officeooo:rsid="0088f54f" officeooo:paragraph-rsid="0088f54f" style:font-size-asian="12pt" style:font-size-complex="12pt"/>
    </style:style>
    <style:style style:name="P62" style:family="paragraph" style:parent-style-name="Standard">
      <style:text-properties style:font-name="Abyssinica SIL" fo:font-size="12pt" officeooo:rsid="008c2ecc" officeooo:paragraph-rsid="00907ca6" style:font-size-asian="12pt" style:font-size-complex="12pt"/>
    </style:style>
    <style:style style:name="P63" style:family="paragraph" style:parent-style-name="Standard">
      <style:text-properties style:font-name="Abyssinica SIL" fo:font-size="12pt" officeooo:rsid="008c4b83" officeooo:paragraph-rsid="008c4b83" style:font-size-asian="12pt" style:font-size-complex="12pt"/>
    </style:style>
    <style:style style:name="P64" style:family="paragraph" style:parent-style-name="Standard">
      <style:text-properties style:font-name="Abyssinica SIL" fo:font-size="12pt" officeooo:rsid="008c4b83" officeooo:paragraph-rsid="0094565f" style:font-size-asian="12pt" style:font-size-complex="12pt"/>
    </style:style>
    <style:style style:name="P65" style:family="paragraph" style:parent-style-name="Standard">
      <style:text-properties style:font-name="Abyssinica SIL" fo:font-size="12pt" officeooo:rsid="008e9223" officeooo:paragraph-rsid="008e9223" style:font-size-asian="12pt" style:font-size-complex="12pt"/>
    </style:style>
    <style:style style:name="P66" style:family="paragraph" style:parent-style-name="Standard">
      <style:text-properties style:font-name="Abyssinica SIL" fo:font-size="12pt" officeooo:rsid="008f7729" officeooo:paragraph-rsid="008f7729" style:font-size-asian="12pt" style:font-size-complex="12pt"/>
    </style:style>
    <style:style style:name="P67" style:family="paragraph" style:parent-style-name="Standard">
      <style:text-properties style:font-name="Abyssinica SIL" fo:font-size="12pt" officeooo:rsid="00924d36" officeooo:paragraph-rsid="00924d36" style:font-size-asian="12pt" style:font-size-complex="12pt"/>
    </style:style>
    <style:style style:name="P68" style:family="paragraph" style:parent-style-name="Standard">
      <style:text-properties style:font-name="Abyssinica SIL" fo:font-size="12pt" officeooo:rsid="0094565f" officeooo:paragraph-rsid="0094565f" style:font-size-asian="12pt" style:font-size-complex="12pt"/>
    </style:style>
    <style:style style:name="P69" style:family="paragraph" style:parent-style-name="Standard">
      <style:text-properties style:font-name="Abyssinica SIL" fo:font-size="12pt" officeooo:rsid="0097221d" officeooo:paragraph-rsid="009f4c5f" style:font-size-asian="12pt" style:font-size-complex="12pt"/>
    </style:style>
    <style:style style:name="P70" style:family="paragraph" style:parent-style-name="Standard">
      <style:text-properties style:font-name="Abyssinica SIL" fo:font-size="12pt" officeooo:rsid="0098d13b" officeooo:paragraph-rsid="009f4c91" style:font-size-asian="12pt" style:font-size-complex="12pt"/>
    </style:style>
    <style:style style:name="P71" style:family="paragraph" style:parent-style-name="Standard">
      <style:text-properties style:font-name="Abyssinica SIL" fo:font-size="12pt" officeooo:rsid="0099ec6c" officeooo:paragraph-rsid="0099ec6c" style:font-size-asian="12pt" style:font-size-complex="12pt"/>
    </style:style>
    <style:style style:name="P72" style:family="paragraph" style:parent-style-name="Standard">
      <style:text-properties style:font-name="Abyssinica SIL" fo:font-size="12pt" officeooo:rsid="009d8be3" officeooo:paragraph-rsid="009d8be3" style:font-size-asian="12pt" style:font-size-complex="12pt"/>
    </style:style>
    <style:style style:name="P73" style:family="paragraph" style:parent-style-name="Standard">
      <style:text-properties style:font-name="Abyssinica SIL" fo:font-size="12pt" officeooo:rsid="00a2de34" officeooo:paragraph-rsid="00a2de34" style:font-size-asian="12pt" style:font-size-complex="12pt"/>
    </style:style>
    <style:style style:name="P74" style:family="paragraph" style:parent-style-name="Standard">
      <style:text-properties style:font-name="Abyssinica SIL" fo:font-size="12pt" officeooo:rsid="00a2de34" officeooo:paragraph-rsid="00ab67f6" style:font-size-asian="12pt" style:font-size-complex="12pt"/>
    </style:style>
    <style:style style:name="P75" style:family="paragraph" style:parent-style-name="Standard">
      <style:text-properties style:font-name="Abyssinica SIL" fo:font-size="12pt" officeooo:rsid="00a2de34" officeooo:paragraph-rsid="00ac6b75" style:font-size-asian="12pt" style:font-size-complex="12pt"/>
    </style:style>
    <style:style style:name="P76" style:family="paragraph" style:parent-style-name="Standard">
      <style:text-properties style:font-name="Abyssinica SIL" fo:font-size="12pt" officeooo:rsid="00a2de34" officeooo:paragraph-rsid="00adc605" style:font-size-asian="12pt" style:font-size-complex="12pt"/>
    </style:style>
    <style:style style:name="P77" style:family="paragraph" style:parent-style-name="Standard">
      <style:text-properties style:font-name="Abyssinica SIL" fo:font-size="12pt" officeooo:rsid="00a2de34" officeooo:paragraph-rsid="00af4375" style:font-size-asian="12pt" style:font-size-complex="12pt"/>
    </style:style>
    <style:style style:name="P78" style:family="paragraph" style:parent-style-name="Standard">
      <style:text-properties style:font-name="Abyssinica SIL" fo:font-size="12pt" officeooo:rsid="00a2de34" officeooo:paragraph-rsid="00b03474" style:font-size-asian="12pt" style:font-size-complex="12pt"/>
    </style:style>
    <style:style style:name="P79" style:family="paragraph" style:parent-style-name="Standard">
      <style:text-properties style:font-name="Abyssinica SIL" fo:font-size="12pt" officeooo:rsid="00a2de34" officeooo:paragraph-rsid="00b1efa7" style:font-size-asian="12pt" style:font-size-complex="12pt"/>
    </style:style>
    <style:style style:name="P80" style:family="paragraph" style:parent-style-name="Standard">
      <style:text-properties style:font-name="Abyssinica SIL" fo:font-size="12pt" officeooo:rsid="00a2de34" officeooo:paragraph-rsid="00b202aa" style:font-size-asian="12pt" style:font-size-complex="12pt"/>
    </style:style>
    <style:style style:name="P81" style:family="paragraph" style:parent-style-name="Standard">
      <style:text-properties style:font-name="Abyssinica SIL" fo:font-size="12pt" officeooo:rsid="00a2de34" officeooo:paragraph-rsid="00b560aa" style:font-size-asian="12pt" style:font-size-complex="12pt"/>
    </style:style>
    <style:style style:name="P82" style:family="paragraph" style:parent-style-name="Standard">
      <style:text-properties style:font-name="Abyssinica SIL" fo:font-size="12pt" officeooo:rsid="00a5f4ad" officeooo:paragraph-rsid="00a5f4ad" style:font-size-asian="12pt" style:font-size-complex="12pt"/>
    </style:style>
    <style:style style:name="P83" style:family="paragraph" style:parent-style-name="Standard">
      <style:text-properties style:font-name="Abyssinica SIL" fo:font-size="12pt" officeooo:rsid="00b03474" officeooo:paragraph-rsid="00b03474" style:font-size-asian="12pt" style:font-size-complex="12pt"/>
    </style:style>
    <style:style style:name="P84" style:family="paragraph" style:parent-style-name="Standard">
      <style:text-properties style:font-name="Abyssinica SIL" fo:font-size="12pt" officeooo:rsid="00ba1b44" officeooo:paragraph-rsid="00ba1b44" style:font-size-asian="12pt" style:font-size-complex="12pt"/>
    </style:style>
    <style:style style:name="P85" style:family="paragraph" style:parent-style-name="Standard">
      <style:text-properties style:font-name="Abyssinica SIL" fo:font-size="12pt" officeooo:rsid="00403262" officeooo:paragraph-rsid="00447a2f" style:font-size-asian="12pt" style:font-size-complex="12pt"/>
    </style:style>
    <style:style style:name="P86" style:family="paragraph" style:parent-style-name="Standard">
      <style:text-properties officeooo:paragraph-rsid="001fd813"/>
    </style:style>
    <style:style style:name="P87" style:family="paragraph" style:parent-style-name="Standard">
      <style:text-properties officeooo:paragraph-rsid="0048e0d3"/>
    </style:style>
    <style:style style:name="P88" style:family="paragraph" style:parent-style-name="Standard">
      <style:text-properties fo:color="#ff3333" style:font-name="Abyssinica SIL" fo:font-size="12pt" officeooo:rsid="000ebfc9" officeooo:paragraph-rsid="000ebfc9" style:font-size-asian="12pt" style:font-size-complex="12pt"/>
    </style:style>
    <style:style style:name="P89" style:family="paragraph" style:parent-style-name="Standard">
      <style:text-properties fo:color="#ff3333" style:font-name="Abyssinica SIL" fo:font-size="12pt" officeooo:rsid="006b7d27" officeooo:paragraph-rsid="006b7d27" style:font-size-asian="12pt" style:font-size-complex="12pt"/>
    </style:style>
    <style:style style:name="P90" style:family="paragraph" style:parent-style-name="Standard">
      <style:text-properties fo:color="#ff3333" style:font-name="Abyssinica SIL" fo:font-size="12pt" officeooo:rsid="006b7d27" officeooo:paragraph-rsid="0077cbb3" style:font-size-asian="12pt" style:font-size-complex="12pt"/>
    </style:style>
    <style:style style:name="P91" style:family="paragraph" style:parent-style-name="Standard">
      <style:text-properties fo:color="#ff3333" style:font-name="Abyssinica SIL" fo:font-size="12pt" officeooo:rsid="006b7d27" officeooo:paragraph-rsid="006b7d27" fo:background-color="#b2b2b2" style:font-size-asian="12pt" style:font-size-complex="12pt"/>
    </style:style>
    <style:style style:name="P92" style:family="paragraph" style:parent-style-name="Standard">
      <style:text-properties fo:color="#ff3333" style:font-name="Abyssinica SIL" fo:font-size="12pt" officeooo:rsid="000ebfc9" officeooo:paragraph-rsid="000ebfc9" fo:background-color="#b2b2b2" style:font-size-asian="12pt" style:font-size-complex="12pt"/>
    </style:style>
    <style:style style:name="P93" style:family="paragraph" style:parent-style-name="Standard">
      <style:text-properties fo:color="#ff3333" style:font-name="Abyssinica SIL" fo:font-size="12pt" officeooo:rsid="006b7d27" officeooo:paragraph-rsid="006b7d27" fo:background-color="#cccccc" style:font-size-asian="12pt" style:font-size-complex="12pt"/>
    </style:style>
    <style:style style:name="P94" style:family="paragraph" style:parent-style-name="Standard">
      <style:text-properties fo:color="#ff3333" style:font-name="Abyssinica SIL" fo:font-size="12pt" officeooo:rsid="000ebfc9" officeooo:paragraph-rsid="000ebfc9" fo:background-color="#ffffff" style:font-size-asian="12pt" style:font-size-complex="12pt"/>
    </style:style>
    <style:style style:name="P95" style:family="paragraph" style:parent-style-name="Standard">
      <style:text-properties officeooo:paragraph-rsid="004793da"/>
    </style:style>
    <style:style style:name="P96" style:family="paragraph" style:parent-style-name="Standard">
      <style:text-properties fo:color="#000000" style:font-name="Abyssinica SIL" fo:font-size="12pt" officeooo:rsid="00143279" officeooo:paragraph-rsid="00143279" style:font-size-asian="12pt" style:font-size-complex="12pt"/>
    </style:style>
    <style:style style:name="P97" style:family="paragraph" style:parent-style-name="Standard">
      <style:text-properties fo:color="#000000" style:font-name="Abyssinica SIL" fo:font-size="12pt" officeooo:rsid="0016cd15" officeooo:paragraph-rsid="0016cd15" style:font-size-asian="12pt" style:font-size-complex="12pt"/>
    </style:style>
    <style:style style:name="P98" style:family="paragraph" style:parent-style-name="Standard">
      <style:text-properties fo:color="#000000" style:font-name="Abyssinica SIL" fo:font-size="12pt" officeooo:rsid="001a4527" officeooo:paragraph-rsid="001a4527" style:font-size-asian="12pt" style:font-size-complex="12pt"/>
    </style:style>
    <style:style style:name="P99" style:family="paragraph" style:parent-style-name="Standard">
      <style:text-properties officeooo:paragraph-rsid="00a2de34"/>
    </style:style>
    <style:style style:name="P100" style:family="paragraph" style:parent-style-name="Standard">
      <style:text-properties officeooo:rsid="00b489eb" officeooo:paragraph-rsid="00b489eb"/>
    </style:style>
    <style:style style:name="P101" style:family="paragraph" style:parent-style-name="Standard">
      <style:text-properties officeooo:paragraph-rsid="00bb8c70"/>
    </style:style>
    <style:style style:name="P102" style:family="paragraph" style:parent-style-name="Text_20_body">
      <style:text-properties style:font-name="Abyssinica SIL" fo:font-size="12pt" style:font-size-asian="12pt" style:font-size-complex="12pt"/>
    </style:style>
    <style:style style:name="P103" style:family="paragraph" style:parent-style-name="Text_20_body">
      <style:text-properties style:font-name="Abyssinica SIL" fo:font-size="12pt" officeooo:paragraph-rsid="0048e0d3" style:font-size-asian="12pt" style:font-size-complex="12pt"/>
    </style:style>
    <style:style style:name="P104" style:family="paragraph" style:parent-style-name="Text_20_body">
      <style:text-properties style:font-name="Abyssinica SIL" fo:font-size="12pt" officeooo:rsid="00a2de34" officeooo:paragraph-rsid="00a2de34" style:font-size-asian="12pt" style:font-size-complex="12pt"/>
    </style:style>
    <style:style style:name="P105" style:family="paragraph" style:parent-style-name="Preformatted_20_Text">
      <style:text-properties style:font-name="Abyssinica SIL" fo:font-size="12pt" officeooo:paragraph-rsid="004793da" style:font-size-asian="12pt" style:font-size-complex="12pt"/>
    </style:style>
    <style:style style:name="P106" style:family="paragraph" style:parent-style-name="Preformatted_20_Text">
      <style:paragraph-properties fo:margin-top="0cm" fo:margin-bottom="0.499cm" loext:contextual-spacing="false"/>
      <style:text-properties style:font-name="Abyssinica SIL" fo:font-size="12pt" style:font-size-asian="12pt" style:font-size-complex="12pt"/>
    </style:style>
    <style:style style:name="P107" style:family="paragraph" style:parent-style-name="Standard">
      <style:text-properties style:font-name="Abyssinica SIL" fo:font-size="12pt" officeooo:paragraph-rsid="001fd813" style:font-size-asian="12pt" style:font-size-complex="12pt"/>
    </style:style>
    <style:style style:name="P108" style:family="paragraph" style:parent-style-name="Standard">
      <style:text-properties style:font-name="Abyssinica SIL" fo:font-size="12pt" officeooo:rsid="004350c3" officeooo:paragraph-rsid="004350c3" style:font-size-asian="12pt" style:font-size-complex="12pt"/>
    </style:style>
    <style:style style:name="P109" style:family="paragraph" style:parent-style-name="Standard">
      <style:text-properties style:font-name="Abyssinica SIL" fo:font-size="12pt" officeooo:rsid="00b202aa" officeooo:paragraph-rsid="00b202aa" style:font-size-asian="12pt" style:font-size-complex="12pt"/>
    </style:style>
    <style:style style:name="P110" style:family="paragraph" style:parent-style-name="Standard">
      <style:text-properties style:font-name="Abyssinica SIL" fo:font-size="12pt" officeooo:rsid="00a2de34" officeooo:paragraph-rsid="00bb8c70" style:font-size-asian="12pt" style:font-size-complex="12pt"/>
    </style:style>
    <style:style style:name="P111" style:family="paragraph" style:parent-style-name="Standard">
      <style:text-properties style:font-name="Abyssinica SIL" fo:font-size="12pt" officeooo:rsid="00611cd0" officeooo:paragraph-rsid="00611cd0" style:font-size-asian="12pt" style:font-size-complex="12pt"/>
    </style:style>
    <style:style style:name="P112" style:family="paragraph" style:parent-style-name="Standard">
      <style:text-properties style:font-name="Abyssinica SIL" fo:font-size="12pt" officeooo:rsid="00d41986" officeooo:paragraph-rsid="00d41986" style:font-size-asian="12pt" style:font-size-complex="12pt"/>
    </style:style>
    <style:style style:name="P113" style:family="paragraph" style:parent-style-name="Standard">
      <style:text-properties officeooo:rsid="00d692a9" officeooo:paragraph-rsid="00d68dec"/>
    </style:style>
    <style:style style:name="P114" style:family="paragraph" style:parent-style-name="Standard">
      <style:text-properties officeooo:rsid="00d692a9" officeooo:paragraph-rsid="00d692a9"/>
    </style:style>
    <style:style style:name="P115" style:family="paragraph" style:parent-style-name="Text_20_body" style:list-style-name="L1">
      <style:text-properties style:font-name="Abyssinica SIL" fo:font-size="12pt" style:font-size-asian="12pt" style:font-size-complex="12pt"/>
    </style:style>
    <style:style style:name="T1" style:family="text">
      <style:text-properties fo:color="#ff3333"/>
    </style:style>
    <style:style style:name="T2" style:family="text">
      <style:text-properties fo:color="#ff3333" fo:background-color="#b2b2b2" loext:char-shading-value="0"/>
    </style:style>
    <style:style style:name="T3" style:family="text">
      <style:text-properties officeooo:rsid="0014a109"/>
    </style:style>
    <style:style style:name="T4" style:family="text">
      <style:text-properties officeooo:rsid="00153d81"/>
    </style:style>
    <style:style style:name="T5" style:family="text">
      <style:text-properties fo:color="#000000" style:font-name="Abyssinica SIL" fo:font-size="12pt" officeooo:rsid="00143279" style:font-size-asian="12pt" style:font-size-complex="12pt"/>
    </style:style>
    <style:style style:name="T6" style:family="text">
      <style:text-properties officeooo:rsid="001a4527"/>
    </style:style>
    <style:style style:name="T7" style:family="text">
      <style:text-properties officeooo:rsid="001d2095"/>
    </style:style>
    <style:style style:name="T8" style:family="text">
      <style:text-properties fo:font-weight="bold"/>
    </style:style>
    <style:style style:name="T9" style:family="text">
      <style:text-properties officeooo:rsid="0027f83e"/>
    </style:style>
    <style:style style:name="T10" style:family="text">
      <style:text-properties officeooo:rsid="0029a63b"/>
    </style:style>
    <style:style style:name="T11" style:family="text">
      <style:text-properties officeooo:rsid="003264f4"/>
    </style:style>
    <style:style style:name="T12" style:family="text">
      <style:text-properties officeooo:rsid="003f7a2c"/>
    </style:style>
    <style:style style:name="T13" style:family="text">
      <style:text-properties officeooo:rsid="0046fac8"/>
    </style:style>
    <style:style style:name="T14" style:family="text">
      <style:text-properties officeooo:rsid="00519dad"/>
    </style:style>
    <style:style style:name="T15" style:family="text">
      <style:text-properties style:font-name="Abyssinica SIL"/>
    </style:style>
    <style:style style:name="T16" style:family="text">
      <style:text-properties style:font-name="Abyssinica SIL" fo:font-size="12pt" style:font-size-asian="12pt" style:font-size-complex="12pt"/>
    </style:style>
    <style:style style:name="T17" style:family="text">
      <style:text-properties style:font-name="Abyssinica SIL" fo:font-size="12pt" officeooo:rsid="0049de34" style:font-size-asian="12pt" style:font-size-complex="12pt"/>
    </style:style>
    <style:style style:name="T18" style:family="text">
      <style:text-properties style:font-name="Abyssinica SIL" fo:font-size="12pt" officeooo:rsid="004793da" style:font-size-asian="12pt" style:font-size-complex="12pt"/>
    </style:style>
    <style:style style:name="T19" style:family="text">
      <style:text-properties style:font-name="Abyssinica SIL" fo:font-size="12pt" officeooo:rsid="0055939b" style:font-size-asian="12pt" style:font-size-complex="12pt"/>
    </style:style>
    <style:style style:name="T20" style:family="text">
      <style:text-properties style:font-name="Abyssinica SIL" fo:font-size="12pt" officeooo:rsid="00a2de34" style:font-size-asian="12pt" style:font-size-complex="12pt"/>
    </style:style>
    <style:style style:name="T21" style:family="text">
      <style:text-properties style:font-name="Abyssinica SIL" fo:font-size="12pt" officeooo:rsid="00d692a9" style:font-size-asian="12pt" style:font-size-complex="12pt"/>
    </style:style>
    <style:style style:name="T22" style:family="text">
      <style:text-properties style:font-name="Abyssinica SIL" officeooo:rsid="00264e7d"/>
    </style:style>
    <style:style style:name="T23" style:family="text">
      <style:text-properties style:font-name="Abyssinica SIL" officeooo:rsid="0044d259"/>
    </style:style>
    <style:style style:name="T24" style:family="text">
      <style:text-properties officeooo:rsid="005a8848"/>
    </style:style>
    <style:style style:name="T25" style:family="text">
      <style:text-properties officeooo:rsid="005b27fe"/>
    </style:style>
    <style:style style:name="T26" style:family="text">
      <style:text-properties officeooo:rsid="005bc126"/>
    </style:style>
    <style:style style:name="T27" style:family="text">
      <style:text-properties officeooo:rsid="00631aea"/>
    </style:style>
    <style:style style:name="T28" style:family="text">
      <style:text-properties officeooo:rsid="006783d7"/>
    </style:style>
    <style:style style:name="T29" style:family="text">
      <style:text-properties officeooo:rsid="0068e768"/>
    </style:style>
    <style:style style:name="T30" style:family="text">
      <style:text-properties officeooo:rsid="0069c2f0"/>
    </style:style>
    <style:style style:name="T31" style:family="text">
      <style:text-properties officeooo:rsid="0069d9e6"/>
    </style:style>
    <style:style style:name="T32" style:family="text">
      <style:text-properties officeooo:rsid="006ad7bc"/>
    </style:style>
    <style:style style:name="T33" style:family="text">
      <style:text-properties officeooo:rsid="006bdce8"/>
    </style:style>
    <style:style style:name="T34" style:family="text">
      <style:text-properties officeooo:rsid="006ead76"/>
    </style:style>
    <style:style style:name="T35" style:family="text">
      <style:text-properties officeooo:rsid="007061b2"/>
    </style:style>
    <style:style style:name="T36" style:family="text">
      <style:text-properties officeooo:rsid="0072958d"/>
    </style:style>
    <style:style style:name="T37" style:family="text">
      <style:text-properties officeooo:rsid="007ac7e2"/>
    </style:style>
    <style:style style:name="T38" style:family="text">
      <style:text-properties fo:background-color="#ffff00" loext:char-shading-value="0"/>
    </style:style>
    <style:style style:name="T39" style:family="text">
      <style:text-properties officeooo:rsid="00801304" fo:background-color="#ffff00" loext:char-shading-value="0"/>
    </style:style>
    <style:style style:name="T40" style:family="text">
      <style:text-properties officeooo:rsid="008f7729"/>
    </style:style>
    <style:style style:name="T41" style:family="text">
      <style:text-properties officeooo:rsid="00907ca6"/>
    </style:style>
    <style:style style:name="T42" style:family="text">
      <style:text-properties officeooo:rsid="009f4c5f"/>
    </style:style>
    <style:style style:name="T43" style:family="text">
      <style:text-properties officeooo:rsid="009f4c91"/>
    </style:style>
    <style:style style:name="T44" style:family="text">
      <style:text-properties officeooo:rsid="00ab67f6"/>
    </style:style>
    <style:style style:name="T45" style:family="text">
      <style:text-properties officeooo:rsid="00ac6b75"/>
    </style:style>
    <style:style style:name="T46" style:family="text">
      <style:text-properties officeooo:rsid="00adc605"/>
    </style:style>
    <style:style style:name="T47" style:family="text">
      <style:text-properties fo:background-color="#b2b2b2" loext:char-shading-value="0"/>
    </style:style>
    <style:style style:name="T48" style:family="text">
      <style:text-properties officeooo:rsid="00af4375"/>
    </style:style>
    <style:style style:name="T49" style:family="text">
      <style:text-properties officeooo:rsid="00b03474"/>
    </style:style>
    <style:style style:name="T50" style:family="text">
      <style:text-properties officeooo:rsid="00b1efa7"/>
    </style:style>
    <style:style style:name="T51" style:family="text">
      <style:text-properties officeooo:rsid="00b201a3"/>
    </style:style>
    <style:style style:name="T52" style:family="text">
      <style:text-properties officeooo:rsid="00b560aa"/>
    </style:style>
    <style:style style:name="T53" style:family="text">
      <style:text-properties officeooo:rsid="00b6f421"/>
    </style:style>
    <style:style style:name="T54" style:family="text">
      <style:text-properties officeooo:rsid="004350c3"/>
    </style:style>
    <style:style style:name="T55" style:family="text">
      <style:text-properties officeooo:rsid="00447a2f"/>
    </style:style>
    <style:style style:name="T56" style:family="text">
      <style:text-properties officeooo:rsid="00c15a6e"/>
    </style:style>
    <style:style style:name="T57" style:family="text">
      <style:text-properties officeooo:rsid="00c35221"/>
    </style:style>
    <style:style style:name="T58" style:family="text">
      <style:text-properties officeooo:rsid="00cbb762"/>
    </style:style>
    <style:style style:name="T59" style:family="text">
      <style:text-properties officeooo:rsid="00d130ee"/>
    </style:style>
    <style:style style:name="T60"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Move files with dIfferent extensions on desktop to one folder using Python</text:span>?</text:p>
      <text:p text:style-name="P8">Ans:</text:p>
      <text:p text:style-name="P8"/>
      <text:p text:style-name="P88">2.How will you open a file in Python?</text:p>
      <text:p text:style-name="P96">Ans:</text:p>
      <text:p text:style-name="P96"><text:tab/><text:span text:style-name="T3">f= </text:span>open(“&lt;filename&gt;”,&lt;”mode”&gt;)</text:p>
      <text:p text:style-name="P96"><text:tab/><text:span text:style-name="T3">open call returns a file object.</text:span></text:p>
      <text:p text:style-name="P96"><text:tab/>mode is <text:span text:style-name="T4">r,w,</text:span> r+,w+,a+,’rb’,’wb’,</text:p>
      <text:p text:style-name="P1"><text:span text:style-name="T5"><text:tab/></text:span><text:span text:style-name="Source_20_Text"><text:span text:style-name="T16">with open(file_name, 'w') as f:</text:span></text:span></text:p>
      <text:p text:style-name="P97">Difference b/w with open and open is in open we have to clos<text:span text:style-name="T58">e</text:span> that file object manually, by using with open it will close autoamtically.</text:p>
      <text:p text:style-name="P88">3.Write a Python program to search the particular word present in given String or not?</text:p>
      <text:p text:style-name="P9">Ans: <text:span text:style-name="T6">str.find(‘substring’)</text:span></text:p>
      <text:p text:style-name="P9"/>
      <text:p text:style-name="P88">4.Write a Python Program to replace some words with given words with in String?</text:p>
      <text:p text:style-name="P98">Ans:<text:span text:style-name="T7">str.replace(‘oldstring’,’newstring’)</text:span></text:p>
      <text:p text:style-name="P98"/>
      <text:p text:style-name="P88">5.What is import and use of it?</text:p>
      <text:p text:style-name="P10">Ans:</text:p>
      <text:p text:style-name="P86"><text:span text:style-name="T16">Import statements are executed in two steps: (1) find a module, and initialize it if necessary; (2) define a name or names in the local namespace (of the scope where the </text:span><text:span text:style-name="Teletype"><text:span text:style-name="T16">import</text:span></text:span><text:span text:style-name="T16"> statement occurs). The first form (without </text:span><text:span text:style-name="Teletype"><text:span text:style-name="T16">from</text:span></text:span><text:span text:style-name="T16">) repeats these steps for each identifier in the list. The form with </text:span><text:span text:style-name="Teletype"><text:span text:style-name="T16">from</text:span></text:span><text:span text:style-name="T16"> performs step (1) once, and then performs step (2) repeatedly</text:span></text:p>
      <text:p text:style-name="P107"/>
      <text:p text:style-name="P88">6.DIfference between Python and C, features of Python?</text:p>
      <text:p text:style-name="P11"><text:span text:style-name="T7">Ans:</text:span><text:span text:style-name="T8">Python is Interpreted:</text:span> Python is processed at runtime by the interpreter. You do not need to compile your program before executing it. This is similar to PERL and PHP.</text:p>
      <text:list xml:id="list4541285875805397060" text:style-name="L1">
        <text:list-item>
          <text:p text:style-name="P115"><text:span text:style-name="T8">Python is Interactive:</text:span> You can actually sit at a Python prompt and interact with the interpreter directly to write your programs.</text:p>
        </text:list-item>
        <text:list-item>
          <text:p text:style-name="P115"><text:span text:style-name="T8">Python is Object-Oriented:</text:span> Python supports Object-Oriented style or technique of programming that encapsulates code within objects.</text:p>
        </text:list-item>
        <text:list-item>
          <text:p text:style-name="P115"><text:span text:style-name="T8">Python is a Beginner's Language:</text:span> Python is a great language for the beginner-level programmers and supports the development of a wide range of applications from simple text processing to WWW browsers to games.</text:p>
        </text:list-item>
      </text:list>
      <text:p text:style-name="P88">7.Explain Functions and dictionary of Python. Take a dictionary of 100 pairs, print keys, values, pairs?</text:p>
      <text:p text:style-name="P2"><text:span text:style-name="T15">Ans:</text:span><text:a xlink:type="simple" xlink:href="https://www.tutorialspoint.com/python/python_functions.htm" text:style-name="Internet_20_link" text:visited-style-name="Visited_20_Internet_20_Link"><text:span text:style-name="T22">https://www.tutorialspoint.com/python/python_functions.htm</text:span></text:a></text:p>
      <text:p text:style-name="P12">Dictionary means key ,value pair.</text:p>
      <text:p text:style-name="P12">In this keys are immutable such as strings,numbers,tuples.</text:p>
      <text:p text:style-name="P12">Values are mutable.</text:p>
      <text:p text:style-name="P12">To print keys : d.keys()</text:p>
      <text:p text:style-name="P12">to print values : d.values()</text:p>
      <text:p text:style-name="P12"><text:soft-page-break/>To print pairs: d.items()</text:p>
      <text:p text:style-name="P12"/>
      <text:p text:style-name="P88">8.What Is output of this expression dict(itertools. izip_longest<text:span text:style-name="T10">(</text:span>('a','b'), (range(100)<text:span text:style-name="T10">)))</text:span> <text:s/>If it Is <text:s/>possible, If it Is not why . <text:s/>If possible Explain How and Is there any data loss?</text:p>
      <text:p text:style-name="P13">Ans:<text:span text:style-name="T9">{'a': 0, 'b': 1, None: 99}</text:span></text:p>
      <text:p text:style-name="P13"/>
      <text:p text:style-name="P88">9.How can we read the data from csv file in Python?</text:p>
      <text:p text:style-name="P14">Ans:<text:span text:style-name="T11">import csv</text:span></text:p>
      <text:p text:style-name="P15">with open(‘filename’,’r+’) as f:</text:p>
      <text:p text:style-name="P15"><text:tab/>f.readlines()</text:p>
      <text:p text:style-name="P15"/>
      <text:p text:style-name="P88">10.List contain [1,13,7,5,9], find which values have the addition 14 and find <text:s/>index no of that values?</text:p>
      <text:p text:style-name="P16">Ans:</text:p>
      <text:p text:style-name="P18">#!/us/bin/python</text:p>
      <text:p text:style-name="P18">l = [1,13,7,5,9]</text:p>
      <text:p text:style-name="P18">for i in range(len(l)):</text:p>
      <text:p text:style-name="P18"><text:tab/>for j in range(i+1,len(l)):</text:p>
      <text:p text:style-name="P18"><text:tab/><text:tab/>if l[i]+l[j] == 14:</text:p>
      <text:p text:style-name="P18"><text:tab/><text:tab/><text:tab/>print i,j</text:p>
      <text:p text:style-name="P18"/>
      <text:p text:style-name="P88">11.Write a Python program to print How many zeros and one's in a file , the file contians address and data, Example:data. Txt <text:s/>0000:1,0001:2, <text:s/>0003:3.</text:p>
      <text:p text:style-name="P17">Ans:</text:p>
      <text:p text:style-name="P19">cnt =0</text:p>
      <text:p text:style-name="P19">cnt1 = 0</text:p>
      <text:p text:style-name="P19">f = open('file.txt','r')</text:p>
      <text:p text:style-name="P19">s = f.read()</text:p>
      <text:p text:style-name="P19">for i in s:</text:p>
      <text:p text:style-name="P19"><text:tab/>if i =='0':</text:p>
      <text:p text:style-name="P19"><text:tab/><text:tab/>cnt += 1</text:p>
      <text:p text:style-name="P19"><text:tab/>elif i == '1':</text:p>
      <text:p text:style-name="P19"><text:tab/><text:tab/>cnt1 += 1 </text:p>
      <text:p text:style-name="P20">print cnt,cnt1</text:p>
      <text:p text:style-name="P20"><text:tab/><text:tab/></text:p>
      <text:p text:style-name="P88">12.Write a Python code to read a particular string and show what that string contains? Example: <text:s/>Data. txt: <text:s/>Filename:string, u need to show What filename contains?</text:p>
      <text:p text:style-name="P21">Ans:</text:p>
      <text:p text:style-name="P22">s = raw_input("enter a string")</text:p>
      <text:p text:style-name="P22">f = open(s,'r')</text:p>
      <text:p text:style-name="P22">print f.read()</text:p>
      <text:p text:style-name="P22"/>
      <text:p text:style-name="P88">13.Having list with some number of elements and try to add the elements at the starting without using attributes and loops?</text:p>
      <text:p text:style-name="P23">Ans:</text:p>
      <text:p text:style-name="P24"><text:tab/><text:span text:style-name="T12">reduce(lambda x,y:x+y,l)</text:span></text:p>
      <text:p text:style-name="P94"><text:soft-page-break/>14.List containing 1's and 0's and try to find the count of 1's without travelling into the list.?</text:p>
      <text:p text:style-name="P23">Ans:<text:tab/><text:span text:style-name="T57">l = [1,,0,0,1,1,1]</text:span></text:p>
      <text:p text:style-name="P23"><text:tab/><text:span text:style-name="T56">l.count(1)</text:span></text:p>
      <text:p text:style-name="P88">15.Why not Python why c++?</text:p>
      <text:p text:style-name="P3">Ans:<text:a xlink:type="simple" xlink:href="https://www.quora.com/What-are-the-advantages-of-Python-over-C" text:style-name="Internet_20_link" text:visited-style-name="Visited_20_Internet_20_Link"><text:span text:style-name="T54">https://www.quora.com/What-are-the-advantages-of-Python-over-C</text:span></text:a><text:span text:style-name="T54">++</text:span></text:p>
      <text:p text:style-name="P108"/>
      <text:p text:style-name="P88">16.What is lambda function and return?</text:p>
      <text:p text:style-name="P85">Ans:<text:a xlink:type="simple" xlink:href="http://www.secnetix.de/olli/Python/lambda_functions.hawk" text:style-name="Internet_20_link" text:visited-style-name="Visited_20_Internet_20_Link"><text:span text:style-name="T55">http://www.secnetix.de/olli/Python/lambda_functions.hawk</text:span></text:a></text:p>
      <text:p text:style-name="P25">Lambda d<text:span text:style-name="T59">oes return with the resultant expression of lambda</text:span>.</text:p>
      <text:p text:style-name="P25"/>
      <text:p text:style-name="P88">17.Difference between dictionary, list and tuple.?</text:p>
      <text:p text:style-name="P4"><text:span text:style-name="T15">Ans:</text:span><text:a xlink:type="simple" xlink:href="https://stackoverflow.com/questions/3649841/what-are-differences-between-list-dictionary-and-tuple-in-python" text:style-name="Internet_20_link" text:visited-style-name="Visited_20_Internet_20_Link"><text:span text:style-name="T23">https://stackoverflow.com/questions/3649841/what-are-differences-between-list-dictionary-and-tuple-in-python</text:span></text:a></text:p>
      <text:p text:style-name="P6"><text:a xlink:type="simple" xlink:href="https://stackoverflow.com/questions/626759/whats-the-difference-between-lists-and-tuples/626871#626871" text:style-name="Internet_20_link" text:visited-style-name="Visited_20_Internet_20_Link"><text:span text:style-name="T15">https://stackoverflow.com/questions/626759/whats-the-difference-between-lists-and-tuples/626871#626871</text:span></text:a></text:p>
      <text:p text:style-name="P6"/>
      <text:p text:style-name="P88">18.What are the basic data types in Python?</text:p>
      <text:p text:style-name="P5">Ans:<text:span text:style-name="T13">numbers,strings,list,tuple,dictionary,sets</text:span></text:p>
      <text:p text:style-name="P5"/>
      <text:p text:style-name="P92">19.Explain about classes? What is the use of “self” in classes? What is the syntax of class and methods?</text:p>
      <text:p text:style-name="P5">Ans:</text:p>
      <text:p text:style-name="P88">20.What “yield” will do? What is the difference between yield and for loop?</text:p>
      <text:p text:style-name="P26">Ans:</text:p>
      <text:p text:style-name="P87"><text:span text:style-name="T17">T</text:span><text:span text:style-name="T16">he </text:span><text:span text:style-name="Source_20_Text"><text:span text:style-name="T16">yield</text:span></text:span><text:span text:style-name="T16"> statement is used to define generators, replacing the </text:span><text:span text:style-name="Source_20_Text"><text:span text:style-name="T16">return</text:span></text:span><text:span text:style-name="T16"> of a function to provide a result to its caller without destroying local variables. Unlike a function, where on each call it starts with new set of variables, a generator will resume the execution where it was left off.</text:span></text:p>
      <text:p text:style-name="P103"><text:span text:style-name="T8">return </text:span>basically exits from a function with a value and the local values within is destroyed.</text:p>
      <text:p text:style-name="P102"><text:span text:style-name="T8">yield </text:span>is sort of exiting from the function but it remembers the state when you had exited from. If you now do a <text:span text:style-name="T8">next</text:span> from your main, you will be starting from the point where you had yielded from.</text:p>
      <text:p text:style-name="P88">21.How to slice the string with a delimiter?</text:p>
      <text:p text:style-name="P27">Ans:<text:span text:style-name="T14">string.split(‘delimeter’)</text:span></text:p>
      <text:p text:style-name="P27"/>
      <text:p text:style-name="P7"><text:span text:style-name="T1">22.What is list comprehension? <text:s/>What is dictionary comprehension? Give one example on each?</text:span> </text:p>
      <text:p text:style-name="P95"><text:span text:style-name="T18">Ans:</text:span><text:span text:style-name="T16">List comprehensions are a tool for transforming one list (any </text:span><text:a xlink:type="simple" xlink:href="https://docs.python.org/3/glossary.html#term-iterable" text:style-name="Internet_20_link" text:visited-style-name="Visited_20_Internet_20_Link"><text:span text:style-name="T16">iterable</text:span></text:a><text:span text:style-name="T16"> actually) into another list. During this transformation, elements can be conditionally included in the new list and each element can be transformed as needed.</text:span></text:p>
      <text:p text:style-name="P105">x = [i for i in range(10)]</text:p>
      <text:p text:style-name="P106">print x</text:p>
      <text:p text:style-name="P95"><text:soft-page-break/><text:span text:style-name="T19">T</text:span><text:span text:style-name="T16">o express the creation of dictionaries at runtime.A dictionary comprehension takes the form </text:span><text:span text:style-name="Source_20_Text"><text:span text:style-name="T16">{key: value for (key, value) in iterable}</text:span></text:span><text:span text:style-name="T16">. </text:span></text:p>
      <text:p text:style-name="P32">{x: x**3 for x in range(10) if x**3 % 4 == 0}</text:p>
      <text:p text:style-name="P33">{0: 0, 8: 512, 2: 8, 4: 64, 6: 216}</text:p>
      <text:p text:style-name="P33"/>
      <text:p text:style-name="P88">23.What is call by value and call by reference in Python?</text:p>
      <text:p text:style-name="P28">Ans:<text:a xlink:type="simple" xlink:href="https://jeffknupp.com/blog/2012/11/13/is-python-callbyvalue-or-callbyreference-neither/" text:style-name="Internet_20_link" text:visited-style-name="Visited_20_Internet_20_Link"><text:span text:style-name="T24">https://jeffknupp.com/blog/2012/11/13/is-python-callbyvalue-or-callbyreference-neither/</text:span></text:a><text:span text:style-name="T24"><text:line-break/>The answer is there is no call by value and call by reference in python,In python everything is an object,so it is passed as <text:s/>call by object.</text:span></text:p>
      <text:p text:style-name="P28"/>
      <text:p text:style-name="P88">24.What is filter?</text:p>
      <text:p text:style-name="P29">Ans:<text:a xlink:type="simple" xlink:href="https://prateekvjoshi.com/2015/11/10/understanding-filter-map-and-reduce-in-python/" text:style-name="Internet_20_link" text:visited-style-name="Visited_20_Internet_20_Link"><text:span text:style-name="T25">https://prateekvjoshi.com/2015/11/10/understanding-filter-map-and-reduce-in-python/</text:span></text:a></text:p>
      <text:p text:style-name="P29"/>
      <text:p text:style-name="P88">25.How to get the multiplication of all elements in the list?</text:p>
      <text:p text:style-name="P30">Ans:<text:span text:style-name="T26">reduce(lambda x,y:x*y,l)</text:span></text:p>
      <text:p text:style-name="P30"/>
      <text:p text:style-name="P88">26.Explain multi-threading in Python. How threads will work in Python? How to create thread and how to give Priority to the created thread? Explain, CR in Multi­threading?</text:p>
      <text:p text:style-name="P31">Ans:<text:a xlink:type="simple" xlink:href="https://www.tutorialspoint.com/python/python_multithreading.htm" text:style-name="Internet_20_link" text:visited-style-name="Visited_20_Internet_20_Link"><text:span text:style-name="T27">https://www.tutorialspoint.com/python/python_multithreading.htm</text:span></text:a></text:p>
      <text:p text:style-name="P42">Threre is no wat to set priority for threads in python.</text:p>
      <text:p text:style-name="P42"><text:a xlink:type="simple" xlink:href="https://bytes.com/topic/python/answers/645966-setting-thread-priorities" text:style-name="Internet_20_link" text:visited-style-name="Visited_20_Internet_20_Link">https://bytes.com/topic/python/answers/645966-setting-thread-priorities</text:a></text:p>
      <text:p text:style-name="P43"><text:a xlink:type="simple" xlink:href="https://stackoverflow.com/questions/419145/python-threads-critical-section" text:style-name="Internet_20_link" text:visited-style-name="Visited_20_Internet_20_Link">https://stackoverflow.com/questions/419145/python-threads-critical-section</text:a> </text:p>
      <text:p text:style-name="P43"/>
      <text:p text:style-name="P88">27.Write a program to accept two numbers with one thread adding two numbers and other thread will substact two numbers, print the each thread's response in the common text file. <text:s text:c="2"/>Should be this way: <text:s/>result from addtion: <text:s text:c="4"/>result from substraction?</text:p>
      <text:p text:style-name="P27">Ans:</text:p>
      <text:p text:style-name="P34">#!/usr/bin/python</text:p>
      <text:p text:style-name="P34">import threading</text:p>
      <text:p text:style-name="P34">def add(a,b):</text:p>
      <text:p text:style-name="P34"><text:tab/>f = open('file.txt','w')</text:p>
      <text:p text:style-name="P34"><text:tab/>f.write("addition of two numbers%d\n"%(a+b))</text:p>
      <text:p text:style-name="P34"><text:tab/>f.close()</text:p>
      <text:p text:style-name="P34">def sub(a,b):</text:p>
      <text:p text:style-name="P34"><text:tab/>f = open('file.txt','a')</text:p>
      <text:p text:style-name="P34"><text:tab/>f.write("subraction of two numbers%d\n"%(a-b))</text:p>
      <text:p text:style-name="P34"><text:tab/>f.close()</text:p>
      <text:p text:style-name="P34">thr1 = threading.Thread(target=add,args =(2,3))</text:p>
      <text:p text:style-name="P34">thr2 = threading.Thread(target=sub,args = (10,2))</text:p>
      <text:p text:style-name="P34">thr1.start()</text:p>
      <text:p text:style-name="P34">thr2.start()</text:p>
      <text:p text:style-name="P34">thr1.join()</text:p>
      <text:p text:style-name="P34">thr2.join()</text:p>
      <text:p text:style-name="P34"/>
      <text:p text:style-name="P88"><text:soft-page-break/>28.What is generator?</text:p>
      <text:p text:style-name="P36">Ans:<text:a xlink:type="simple" xlink:href="http://intermediatepythonista.com/python-generators" text:style-name="Internet_20_link" text:visited-style-name="Visited_20_Internet_20_Link"><text:span text:style-name="T28">http://intermediatepythonista.com/python-generators</text:span></text:a></text:p>
      <text:p text:style-name="P36"/>
      <text:p text:style-name="P88">29.Write logic if for every open brace there is closed brace then return True else false,ex: f({{}{}{}}) ­True,f(}{) ­False,f({{{{}}}) ­False?</text:p>
      <text:p text:style-name="P37">Ans:<text:span text:style-name="T29">def Evaluate(str):</text:span></text:p>
      <text:p text:style-name="P44"><text:s text:c="2"/>stack = []</text:p>
      <text:p text:style-name="P44"><text:s text:c="2"/>pushChars, popChars = "&lt;({[", "&gt;)}]"</text:p>
      <text:p text:style-name="P44"><text:s text:c="2"/>for c in str :</text:p>
      <text:p text:style-name="P44"><text:s text:c="4"/>if c in pushChars :</text:p>
      <text:p text:style-name="P44"><text:s text:c="6"/>stack.append(c)</text:p>
      <text:p text:style-name="P44"><text:s text:c="4"/>elif c in popChars :</text:p>
      <text:p text:style-name="P44"><text:s text:c="6"/>if not len(stack) :</text:p>
      <text:p text:style-name="P44"><text:s text:c="8"/>return False</text:p>
      <text:p text:style-name="P44"><text:s text:c="6"/>else :</text:p>
      <text:p text:style-name="P44"><text:s text:c="8"/>stackTop = stack.pop()</text:p>
      <text:p text:style-name="P44"><text:s text:c="8"/>balancingBracket = pushChars[popChars.index(c)]</text:p>
      <text:p text:style-name="P44"><text:s text:c="8"/>if stackTop != balancingBracket :</text:p>
      <text:p text:style-name="P44"><text:s text:c="10"/>return False</text:p>
      <text:p text:style-name="P44"><text:s text:c="4"/>else :</text:p>
      <text:p text:style-name="P44"><text:s text:c="6"/>return False</text:p>
      <text:p text:style-name="P44"><text:s text:c="2"/>return not len(stack)</text:p>
      <text:p text:style-name="P44"/>
      <text:p text:style-name="P44">res = Evaluate('({{{}{}})')</text:p>
      <text:p text:style-name="P44">if res == True:</text:p>
      <text:p text:style-name="P44"><text:tab/>print True</text:p>
      <text:p text:style-name="P44">else:</text:p>
      <text:p text:style-name="P44"><text:tab/>print False</text:p>
      <text:p text:style-name="P44"/>
      <text:p text:style-name="P88">30.Write a Python program for append a string <text:s/>through commond line arguments.?</text:p>
      <text:p text:style-name="P38">Ans:</text:p>
      <text:p text:style-name="P45">import sys</text:p>
      <text:p text:style-name="P45">s = ' '.join(sys.argv[1:])</text:p>
      <text:p text:style-name="P45">print s</text:p>
      <text:p text:style-name="P45"/>
      <text:p text:style-name="P88">31.How C libraries can be included in Python?</text:p>
      <text:p text:style-name="P35">Ans:<text:span text:style-name="T30">By installing ctypes we can include c libraries in python</text:span></text:p>
      <text:p text:style-name="P112"><text:a xlink:type="simple" xlink:href="http://book.pythontips.com/en/latest/python_c_extension.html" text:style-name="Internet_20_link" text:visited-style-name="Visited_20_Internet_20_Link">http://book.pythontips.com/en/latest/python_c_extension.html</text:a></text:p>
      <text:p text:style-name="P112"/>
      <text:p text:style-name="P35"/>
      <text:p text:style-name="P88">32.How to define default arguments in a function?</text:p>
      <text:p text:style-name="P39">Ans:<text:a xlink:type="simple" xlink:href="http://effbot.org/zone/default-values.htm" text:style-name="Internet_20_link" text:visited-style-name="Visited_20_Internet_20_Link"><text:span text:style-name="T31">http://effbot.org/zone/default-values.htm</text:span></text:a></text:p>
      <text:p text:style-name="P39"/>
      <text:p text:style-name="P88">33.How to print last six characters in given string (Python)?</text:p>
      <text:p text:style-name="P35">Ans:<text:span text:style-name="T31">s[-6:]</text:span></text:p>
      <text:p text:style-name="P35"/>
      <text:p text:style-name="P88">34.How to print last six elements in lists?</text:p>
      <text:p text:style-name="P35">Ans:<text:span text:style-name="T32">l[-6:]</text:span></text:p>
      <text:p text:style-name="P35"><text:soft-page-break/></text:p>
      <text:p text:style-name="P35"/>
      <text:p text:style-name="P88">35.How remove duplicate elements in list ?</text:p>
      <text:p text:style-name="P35">Ans:<text:span text:style-name="T32">list(set(l))</text:span></text:p>
      <text:p text:style-name="P35"/>
      <text:p text:style-name="P88">36.What is regular expression in Python? What is the use of re?</text:p>
      <text:p text:style-name="P40">Ans:<text:a xlink:type="simple" xlink:href="https://www.tutorialspoint.com/python/python_reg_expressions.htm" text:style-name="Internet_20_link" text:visited-style-name="Visited_20_Internet_20_Link"><text:span text:style-name="T33">https://www.tutorialspoint.com/python/python_reg_expressions.htm</text:span></text:a></text:p>
      <text:p text:style-name="P48"><text:a xlink:type="simple" xlink:href="http://www.regular-expressions.info/python.html" text:style-name="Internet_20_link" text:visited-style-name="Visited_20_Internet_20_Link">http://www.regular-expressions.info/python.html</text:a> </text:p>
      <text:p text:style-name="P48"/>
      <text:p text:style-name="P92">37.How to find the data in between two strings from a file using regular expressions?</text:p>
      <text:p text:style-name="P35">Ans:</text:p>
      <text:p text:style-name="P35"/>
      <text:p text:style-name="P88">38.Write one Python program using functions and explain?</text:p>
      <text:p text:style-name="P41">Ans:<text:a xlink:type="simple" xlink:href="https://www.tutorialspoint.com/python/python_functions.htm" text:style-name="Internet_20_link" text:visited-style-name="Visited_20_Internet_20_Link"><text:span text:style-name="T34">https://www.tutorialspoint.com/python/python_functions.htm</text:span></text:a></text:p>
      <text:p text:style-name="P41"/>
      <text:p text:style-name="P92">39.Why we use tabbing in functions <text:s/>Python?</text:p>
      <text:p text:style-name="P35">Ans:</text:p>
      <text:p text:style-name="P92">40.Is there any data types specification for variables in Python?</text:p>
      <text:p text:style-name="P35">Ans:</text:p>
      <text:p text:style-name="P89">41.Write a Python progrom define a function in it and explain?</text:p>
      <text:p text:style-name="P46">Ans:<text:span text:style-name="T35">Refer Question no 38</text:span></text:p>
      <text:p text:style-name="P46"/>
      <text:p text:style-name="P89">42.Write the function to print all the sub­directories and files in a given path. Import appropriate modules to interact with the OS.?</text:p>
      <text:p text:style-name="P47">Ans:<text:span text:style-name="T36"> for path,subdirs,files in os.walk(r'/home/dasinram/RAMYA_WORK'):</text:span></text:p>
      <text:p text:style-name="P49">... <text:s text:c="4"/>for filename in files:</text:p>
      <text:p text:style-name="P49">... <text:s text:c="12"/>print filename</text:p>
      <text:p text:style-name="P49">... <text:s text:c="4"/>for dir in subdirs:</text:p>
      <text:p text:style-name="P49">... <text:s text:c="12"/>print dir</text:p>
      <text:p text:style-name="P49">... </text:p>
      <text:p text:style-name="P49"/>
      <text:p text:style-name="P91">43.List some ways to get some Python code to run in a parallel way?</text:p>
      <text:p text:style-name="P46">Ans:</text:p>
      <text:p text:style-name="P89">44.Describe Python's garbage collection mechanism in brief?</text:p>
      <text:p text:style-name="P51">Ans:<text:a xlink:type="simple" xlink:href="https://www.quora.com/How-does-garbage-collection-in-Python-work-What-are-the-pros-and-cons" text:style-name="Internet_20_link" text:visited-style-name="Visited_20_Internet_20_Link"><text:span text:style-name="T37">https://www.quora.com/How-does-garbage-collection-in-Python-work-What-are-the-pros-and-cons</text:span></text:a></text:p>
      <text:p text:style-name="P51"/>
      <text:p text:style-name="P89">45.Write a program which takes 2 digits, X,Y as input and generates a 2­dimensional array. The element value in the i­th row and j­th column of the array should be i*j.Note: i=0,1.., X­1; j=0,1,¡ Y­1?</text:p>
      <text:p text:style-name="P50">Ans:</text:p>
      <text:p text:style-name="P50"/>
      <text:p text:style-name="P89">46.given an array of integers, write a program to find the largest number possible from a concatenation of the integers in the array. <text:s/>Note:Each number must be used exactly once. <text:s/>An input array:[1,2,3,4], returns 4,3,2,1?</text:p>
      <text:p text:style-name="P52">Ans:</text:p>
      <text:p text:style-name="P53">array = [1,2,3,4]</text:p>
      <text:p text:style-name="P53">array.sort(reverse=True)</text:p>
      <text:p text:style-name="P54"><text:soft-page-break/>string =’’</text:p>
      <text:p text:style-name="P54">for i in array:</text:p>
      <text:p text:style-name="P54"><text:tab/>string += str(i)</text:p>
      <text:p text:style-name="P54">a = int(s)</text:p>
      <text:p text:style-name="P90">47.Divide a number by 3 without using +, ­, *, / or % operators. The number may be signed or unsigned. Note: Use bitwise operations only?</text:p>
      <text:p text:style-name="P50">Ans:</text:p>
      <text:p text:style-name="P113"><text:a xlink:type="simple" xlink:href="../../../../Desktop/send/C_Answers.odt" text:style-name="Internet_20_link" text:visited-style-name="Visited_20_Internet_20_Link"><text:span text:style-name="T21"/></text:a></text:p>
      <text:p text:style-name="P90">48.Given an array of integers, write a program to find the largest number possible from a concatenation of the integers in the array. <text:s/>Note:Each number must be used exactly once. <text:s/>An input array:[1,2,3,4], returns 4,3,2,1</text:p>
      <text:p text:style-name="P55">Ans:<text:span text:style-name="T39">Refer Question NO:46</text:span></text:p>
      <text:p text:style-name="P89">49.Divide a number by 3 without using +, ­, *, / or % operators. The number may be signed or unsigned. Note: Use bitwise operations only?</text:p>
      <text:p text:style-name="P56">Ans:<text:span text:style-name="T38">Refer Question NO:47</text:span></text:p>
      <text:p text:style-name="P89">50.Write a program which will find all such numbers which are divisible by 7 but are not a multiple of 5,between two numbers provided byuser. The numbers obtained should be printed in a comma­separated sequence on a single line?</text:p>
      <text:p text:style-name="P57">Ans:</text:p>
      <text:p text:style-name="P59">for x in range(num1,num2):</text:p>
      <text:p text:style-name="P59"><text:tab/>if x%7 ==0:</text:p>
      <text:p text:style-name="P59"><text:tab/><text:tab/><text:tab/>if (x%5) !=0:</text:p>
      <text:p text:style-name="P59"><text:tab/><text:tab/><text:tab/>print str(x)+',',</text:p>
      <text:p text:style-name="P89">51.Write a program which can compute the factorial of a given numbers.The results should be printed in a comma­separated sequence on a single line.?</text:p>
      <text:p text:style-name="P58">Ans:</text:p>
      <text:p text:style-name="P61">num = input("enter a number:")</text:p>
      <text:p text:style-name="P61">res =1</text:p>
      <text:p text:style-name="P61">for i in range(1,num+1):</text:p>
      <text:p text:style-name="P61"><text:tab/>res = res*i</text:p>
      <text:p text:style-name="P61"><text:tab/>print str(res)+',',</text:p>
      <text:p text:style-name="P91">52.Suppose the following input is supplied to the program: 8 Then, the output should be: 40320;With a given integral number n, write a program to generate a dictionary that contains (i, i*i) such that is an integral number between 1 and n (both included). and then the program should print the dictionary?</text:p>
      <text:p text:style-name="P60">Ans:</text:p>
      <text:p text:style-name="P60"/>
      <text:p text:style-name="P89">53.Suppose the following input is supplied to the program: 8 Then, the output should be:1.{1: 1, 2: 4, 3: 9, 4: 16, 5: 25, 6: 36, 7: 49, 8:64} Hints: In case of input data being supplied to the question, it should be assumed to be a console input?</text:p>
      <text:p text:style-name="P62">Ans:<text:span text:style-name="T41">d = {n: n**2 for n in range(n+1)}</text:span></text:p>
      <text:p text:style-name="P62"/>
      <text:p text:style-name="P89">54.Write a program which accepts a sequence of comma­separated numbers from console and generate a list and a tuple which contains every number?</text:p>
      <text:p text:style-name="P63">Ans:</text:p>
      <text:p text:style-name="P67">&gt;&gt;&gt; n = raw_input("enter numbers:")</text:p>
      <text:p text:style-name="P67">enter numbers:1,2,3,4</text:p>
      <text:p text:style-name="P67">&gt;&gt;&gt; l = n.split(",'")</text:p>
      <text:p text:style-name="P67"><text:soft-page-break/>&gt;&gt;&gt; l</text:p>
      <text:p text:style-name="P67">['1,2,3,4']</text:p>
      <text:p text:style-name="P67">&gt;&gt;&gt; tuple(l)</text:p>
      <text:p text:style-name="P67">('1,2,3,4',)</text:p>
      <text:p text:style-name="P67">&gt;&gt;&gt; </text:p>
      <text:p text:style-name="P67"/>
      <text:p text:style-name="P89">55.<text:span text:style-name="T60">Suppose the following input is supplied to the program: </text:span><text:s/>34,67,55,33,12,98 .. Then, the output should be: <text:s/>['34', '67', '55', '33', '12', '98'] ('34', '67', '55', '33', '12', '98')?</text:p>
      <text:p text:style-name="P64">Ans:</text:p>
      <text:p text:style-name="P68">&gt;&gt;&gt; n =34,67,55,33,12,98</text:p>
      <text:p text:style-name="P68">&gt;&gt;&gt; l =[]</text:p>
      <text:p text:style-name="P68">&gt;&gt;&gt; for i in n:</text:p>
      <text:p text:style-name="P68">... <text:s text:c="4"/>l.append(str(i))</text:p>
      <text:p text:style-name="P68">... </text:p>
      <text:p text:style-name="P68">&gt;&gt;&gt; l</text:p>
      <text:p text:style-name="P68">['34', '67', '55', '33', '12', '98']</text:p>
      <text:p text:style-name="P68">&gt;&gt;&gt; tuple(l)</text:p>
      <text:p text:style-name="P68">('34', '67', '55', '33', '12', '98')</text:p>
      <text:p text:style-name="P68"/>
      <text:p text:style-name="P89">56.Define a class which has at least two methods: getString: to get a string from console input and printString: to print the string in upper case. Hint: Use __init__ method to construct some parameters?</text:p>
      <text:p text:style-name="P65">Ans:</text:p>
      <text:p text:style-name="P71">#!/usr/bin/python</text:p>
      <text:p text:style-name="P71">class iostring():</text:p>
      <text:p text:style-name="P71"><text:s text:c="8"/>def __init__(self):</text:p>
      <text:p text:style-name="P71"><text:s text:c="16"/>self.s = ''</text:p>
      <text:p text:style-name="P71"><text:s text:c="8"/>def get_String(self):</text:p>
      <text:p text:style-name="P71"><text:s text:c="16"/>self.s = raw_input("Enter a string")</text:p>
      <text:p text:style-name="P71"><text:s text:c="8"/>def print_String(self):</text:p>
      <text:p text:style-name="P71"><text:s text:c="16"/>print self.s.upper()</text:p>
      <text:p text:style-name="P71">s = iostring()</text:p>
      <text:p text:style-name="P71">s.get_String()</text:p>
      <text:p text:style-name="P71">s.print_String()</text:p>
      <text:p text:style-name="P71"/>
      <text:p text:style-name="P89">57.Write a program which takes 2 digits, X,Y as input and generates a 2­dimensional array. The element value in the i­th row and j­th column of the array should be i*j. Note: i=0,1.., X­1; j=0,1,¡ Y­1. <text:s/>Example <text:s/>Suppose the following inputs are given to the program: 3,5 Then, the output of the program should be: [[0, 0, 0, 0, 0], [0, 1, 2, 3, 4], [0, 2, 4, 6, 8]]?</text:p>
      <text:p text:style-name="P69">Ans:<text:a xlink:type="simple" xlink:href="https://github.com/mutaphore/python_practice/blob/master/p7.py" text:style-name="Internet_20_link" text:visited-style-name="Visited_20_Internet_20_Link"><text:span text:style-name="T42">https://github.com/mutaphore/python_practice/blob/master/p7.py</text:span></text:a><text:span text:style-name="T42"> </text:span></text:p>
      <text:p text:style-name="P69"/>
      <text:p text:style-name="P89">58.Write a program that accepts sequence of lines as input and prints the lines after making all characters in the sentence capitalized.?</text:p>
      <text:p text:style-name="P70">Ans:<text:a xlink:type="simple" xlink:href="https://github.com/mutaphore/python_practice/blob/master/p9.py" text:style-name="Internet_20_link" text:visited-style-name="Visited_20_Internet_20_Link"><text:span text:style-name="T43">https://github.com/mutaphore/python_practice/blob/master/p9.py</text:span></text:a><text:span text:style-name="T43"> </text:span></text:p>
      <text:p text:style-name="P70"/>
      <text:p text:style-name="P89"><text:soft-page-break/>59.Assume a 4x4 excel data as input and write a histogram chart for the same. Please assume the data missing. Emphasis Is on the histogram python code?</text:p>
      <text:p text:style-name="P72">Ans:</text:p>
      <text:p text:style-name="P89">60.Write a program that returns a list that contains only the elements that are common between the lists (without duplicates).</text:p>
      <text:p text:style-name="P72">Ans:</text:p>
      <text:p text:style-name="P82">import random</text:p>
      <text:p text:style-name="P82">c=[]</text:p>
      <text:p text:style-name="P82">a=[]</text:p>
      <text:p text:style-name="P82">b=[]</text:p>
      <text:p text:style-name="P82">for i in range(0,10):</text:p>
      <text:p text:style-name="P82"><text:s text:c="4"/>i = random.randint(0,10)</text:p>
      <text:p text:style-name="P82"><text:s text:c="4"/>a.append(i)</text:p>
      <text:p text:style-name="P82">print a</text:p>
      <text:p text:style-name="P82">for j in range(0,10):</text:p>
      <text:p text:style-name="P82"><text:s text:c="4"/>j = random.randint(0,10)</text:p>
      <text:p text:style-name="P82"><text:s text:c="4"/>b.append(j)</text:p>
      <text:p text:style-name="P82">print b</text:p>
      <text:p text:style-name="P82">lena=len(a)</text:p>
      <text:p text:style-name="P82">lenb=len(b)</text:p>
      <text:p text:style-name="P82">if lena&gt;=lenb:</text:p>
      <text:p text:style-name="P82"><text:s text:c="3"/>for i in range(lenb):</text:p>
      <text:p text:style-name="P82"><text:s text:c="6"/>if b[i] in a and b[i] not in c:</text:p>
      <text:p text:style-name="P82"><text:s text:c="9"/>c.append(b[i])</text:p>
      <text:p text:style-name="P82">else:</text:p>
      <text:p text:style-name="P82"><text:s text:c="3"/>for i in range(lena):</text:p>
      <text:p text:style-name="P82"><text:s text:c="6"/>if a[i] in b and a[i] not in c:</text:p>
      <text:p text:style-name="P82"><text:s text:c="9"/>c.append(a[i])</text:p>
      <text:p text:style-name="P82">print c</text:p>
      <text:p text:style-name="P82"/>
      <text:p text:style-name="P89">61.What are the different methods, Python provides for copying an object? Explain?</text:p>
      <text:p text:style-name="P74">Ans:<text:a xlink:type="simple" xlink:href="http://www.geeksforgeeks.org/copy-python-deep-copy-shallow-copy/" text:style-name="Internet_20_link" text:visited-style-name="Visited_20_Internet_20_Link"><text:span text:style-name="T44">http://www.geeksforgeeks.org/copy-python-deep-copy-shallow-copy/</text:span></text:a><text:span text:style-name="T44"> </text:span></text:p>
      <text:p text:style-name="P74"/>
      <text:p text:style-name="P89">62.How memory is managed in Python?</text:p>
      <text:p text:style-name="P75">Ans:<text:a xlink:type="simple" xlink:href="https://docs.python.org/2/c-api/memory.html" text:style-name="Internet_20_link" text:visited-style-name="Visited_20_Internet_20_Link"><text:span text:style-name="T45">https://docs.python.org/2/c-api/memory.html</text:span></text:a><text:span text:style-name="T45"> </text:span></text:p>
      <text:p text:style-name="P75"/>
      <text:p text:style-name="P89">63.Explain how can you make a Python Script executable on Unix?</text:p>
      <text:p text:style-name="P75">Ans:<text:a xlink:type="simple" xlink:href="http://effbot.org/pyfaq/how-do-i-make-a-python-script-executable-on-unix.htm" text:style-name="Internet_20_link" text:visited-style-name="Visited_20_Internet_20_Link"><text:span text:style-name="T45">http://effbot.org/pyfaq/how-do-i-make-a-python-script-executable-on-unix.htm</text:span></text:a><text:span text:style-name="T45"> </text:span></text:p>
      <text:p text:style-name="P75"/>
      <text:p text:style-name="P89">64.What are the built­in type does Python provides?</text:p>
      <text:p text:style-name="P76">Ans:<text:a xlink:type="simple" xlink:href="https://docs.python.org/2/library/stdtypes.html" text:style-name="Internet_20_link" text:visited-style-name="Visited_20_Internet_20_Link"><text:span text:style-name="T46">https://docs.python.org/2/library/stdtypes.html</text:span></text:a><text:span text:style-name="T46"> </text:span></text:p>
      <text:p text:style-name="P76"/>
      <text:p text:style-name="P89">65.<text:span text:style-name="T47">Using SQL create tables for 1. Open positions with entries(skills and number of positions) 2. Engineers Skill with entries ( Skill list,availability)?</text:span></text:p>
      <text:p text:style-name="P73">Ans:</text:p>
      <text:p text:style-name="P73"/>
      <text:p text:style-name="P93"><text:soft-page-break/>66.Write a Python scipt to establish sql query which will query the open positions, if open, get the matching skills from engineers and if available present the engineers nam<text:span text:style-name="T40">e?</text:span></text:p>
      <text:p text:style-name="P66">Ans:</text:p>
      <text:p text:style-name="P93">67.John and Sally should be given bonus on salaries based on their sales, x%. Please write a python code using oops class, callback functions, registering and executing the call back to print the each salary + bonus.?</text:p>
      <text:p text:style-name="P73">Ans:</text:p>
      <text:p text:style-name="P73"/>
      <text:p text:style-name="P89">68.Explain about Socket Programming. What is Socket?</text:p>
      <text:p text:style-name="P77">Ans:<text:a xlink:type="simple" xlink:href="https://www.tutorialspoint.com/python/python_networking.htm" text:style-name="Internet_20_link" text:visited-style-name="Visited_20_Internet_20_Link"><text:span text:style-name="T48">https://www.tutorialspoint.com/python/python_networking.htm</text:span></text:a><text:span text:style-name="T48"> </text:span></text:p>
      <text:p text:style-name="P77"/>
      <text:p text:style-name="P89">69.Explain OSI Layers. What is TCP/IP layer? Write TCP block diagram.</text:p>
      <text:p text:style-name="P78">Ans:<text:a xlink:type="simple" xlink:href="https://support.microsoft.com/en-in/help/103884/the-osi-model-s-seven-layers-defined-and-functions-explained" text:style-name="Internet_20_link" text:visited-style-name="Visited_20_Internet_20_Link"><text:span text:style-name="T49">https://support.microsoft.com/en-in/help/103884/the-osi-model-s-seven-layers-defined-and-functions-explained</text:span></text:a><text:span text:style-name="T49"> </text:span></text:p>
      <text:p text:style-name="P83"><text:a xlink:type="simple" xlink:href="http://www.thegeekstuff.com/2011/11/tcp-ip-fundamentals/" text:style-name="Internet_20_link" text:visited-style-name="Visited_20_Internet_20_Link">http://www.thegeekstuff.com/2011/11/tcp-ip-fundamentals/</text:a> </text:p>
      <text:p text:style-name="P83"/>
      <text:p text:style-name="P89">70.Write a simple HTTP Client program in Python (Example: votatytech.com)</text:p>
      <text:p text:style-name="P79">Ans:<text:a xlink:type="simple" xlink:href="https://www.junian.net/2014/07/simple-http-server-and-client-in-python.html" text:style-name="Internet_20_link" text:visited-style-name="Visited_20_Internet_20_Link"><text:span text:style-name="T50">https://www.junian.net/2014/07/simple-http-server-and-client-in-python.html</text:span></text:a><text:span text:style-name="T50"> </text:span></text:p>
      <text:p text:style-name="P79"/>
      <text:p text:style-name="P93">71.How you can transfer whatsapp from 1 device to another explain using TCP/IP?</text:p>
      <text:p text:style-name="P73">Ans:</text:p>
      <text:p text:style-name="P93">72.Write a Python code for creating server socket?</text:p>
      <text:p text:style-name="P73">Ans:</text:p>
      <text:p text:style-name="P89">73.What are dIfferent types of topologies and Explain about bus, ring, star, mesh topologies?</text:p>
      <text:p text:style-name="P79">Ans:<text:a xlink:type="simple" xlink:href="http://www.webopedia.com/quick_ref/topologies.asp" text:style-name="Internet_20_link" text:visited-style-name="Visited_20_Internet_20_Link"><text:span text:style-name="T50">http://www.webopedia.com/quick_ref/topologies.asp</text:span></text:a><text:span text:style-name="T50"> </text:span></text:p>
      <text:p text:style-name="P79"/>
      <text:p text:style-name="P89">74.How do you know which ports are opened in your machine?</text:p>
      <text:p text:style-name="P80">Ans:<text:span text:style-name="T51">by using command </text:span></text:p>
      <text:p text:style-name="P109">$nmap &lt;localhost&gt;</text:p>
      <text:p text:style-name="P80"/>
      <text:p text:style-name="P89">75.What Is Transport stream? Explain about TCP/IP and also TCP Header. Why do we have both MAC address and IP address?</text:p>
      <text:p text:style-name="P99"><text:span text:style-name="T20">Ans:</text:span>MAC Addresses handle the physical connection from computer to computer while IP Addresses handle the logical routeable connection from both computer to computer AND network to network.</text:p>
      <text:p text:style-name="P100"><text:a xlink:type="simple" xlink:href="http://www.inetdaemon.com/tutorials/internet/tcp/tcp_header.shtml" text:style-name="Internet_20_link" text:visited-style-name="Visited_20_Internet_20_Link">http://www.inetdaemon.com/tutorials/internet/tcp/tcp_header.shtml</text:a> </text:p>
      <text:p text:style-name="P100"/>
      <text:p text:style-name="P89">76.Differences between TCP and UDP?</text:p>
      <text:p text:style-name="P81">Ans:<text:a xlink:type="simple" xlink:href="http://www.diffen.com/difference/TCP_vs_UDP" text:style-name="Internet_20_link" text:visited-style-name="Visited_20_Internet_20_Link"><text:span text:style-name="T52">http://www.diffen.com/difference/TCP_vs_UDP</text:span></text:a><text:span text:style-name="T52"> </text:span></text:p>
      <text:p text:style-name="P81"/>
      <text:p text:style-name="P89">77.Explain Checksum and Cyclic Redundancy Check?</text:p>
      <text:p text:style-name="P73">Ans:<text:span text:style-name="T53">Checksum and cyclic redundancy checks are schemes for detecting the errors of data which occur during transmission of data.The data computed and appendedto original data inorder to detect errors are also reffered as checksuma and crc.</text:span></text:p>
      <text:p text:style-name="P73"><text:soft-page-break/><text:tab/><text:span text:style-name="T53">A checksum consists of a fixed number of bits computed as a function of the data to be protected,and is appended to the data.To detect errors ,the function is recomputed,and the reseult is compared to that appended data.</text:span></text:p>
      <text:p text:style-name="P84"><text:a xlink:type="simple" xlink:href="http://computer.howstuffworks.com/encryption7.htm" text:style-name="Internet_20_link" text:visited-style-name="Visited_20_Internet_20_Link">http://computer.howstuffworks.com/encryption7.htm</text:a> </text:p>
      <text:p text:style-name="P84"/>
      <text:p text:style-name="P89">78.Write in detail in Tabular format, differences between deep and shallow copies with examples?</text:p>
      <text:p text:style-name="P110">Ans:</text:p>
      <text:p text:style-name="P101"><text:span text:style-name="T20"><text:tab/></text:span>Shallow copies duplicate as little as possible. A shallow copy of a collection is a copy of the collection structure, not the elements. With a shallow copy, two collections now share the individual elements.</text:p>
      <text:p text:style-name="Text_20_body"><text:tab/>Deep copies duplicate everything. A deep copy of a collection is two collections with all of the elements in the original collection duplicated. </text:p>
      <text:p text:style-name="P104">Shallow copy:Copies the member values from one object into another.</text:p>
      <text:p text:style-name="Text_20_body">Deep Copy:Copies the member values from one object into another.<text:line-break/><text:tab/>Any pointer objects are duplicated and Deep Copied.</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32:43.443583361</meta:creation-date>
    <dc:date>2017-09-20T16:27:07.571640976</dc:date>
    <meta:editing-duration>PT14H36M10S</meta:editing-duration>
    <meta:editing-cycles>126</meta:editing-cycles>
    <meta:generator>LibreOffice/5.1.6.2$Linux_X86_64 LibreOffice_project/10m0$Build-2</meta:generator>
    <meta:document-statistic meta:table-count="0" meta:image-count="0" meta:object-count="0" meta:page-count="11" meta:paragraph-count="330" meta:word-count="2526" meta:character-count="17563" meta:non-whitespace-character-count="15034"/>
  </office:meta>
</office:document-meta>
</file>